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 fo:wrap-option="wrap" fo:border="0.06pt solid #000000"/>
      <style:paragraph-properties fo:text-align="center" fo:margin-left="0cm"/>
      <style:text-properties fo:color="#ffffff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login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numero</text:p>
          </table:table-cell>
          <table:table-cell table:style-name="ce1" office:value-type="string">
            <text:p>prenom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lasses</text:p>
          </table:table-cell>
        </table:table-row>
        <table:table-row table:style-name="ro4">
          <table:table-cell office:value-type="string">
            <text:p>claude.lambey</text:p>
          </table:table-cell>
          <table:table-cell office:value-type="string">
            <text:p>po2whq</text:p>
          </table:table-cell>
          <table:table-cell table:style-name="ce2" office:value-type="float" office:value="1">
            <text:p>1</text:p>
          </table:table-cell>
          <table:table-cell office:value-type="string">
            <text:p>Claude</text:p>
          </table:table-cell>
          <table:table-cell office:value-type="string">
            <text:p>Lambey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christophe.maitre</text:p>
          </table:table-cell>
          <table:table-cell office:value-type="string">
            <text:p>44h5q0</text:p>
          </table:table-cell>
          <table:table-cell table:style-name="ce2" office:value-type="float" office:value="2">
            <text:p>2</text:p>
          </table:table-cell>
          <table:table-cell office:value-type="string">
            <text:p>Christophe</text:p>
          </table:table-cell>
          <table:table-cell office:value-type="string">
            <text:p>Maitre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nlubar</text:p>
          </table:table-cell>
          <table:table-cell office:value-type="string">
            <text:p>t4gkhm</text:p>
          </table:table-cell>
          <table:table-cell table:style-name="ce2" office:value-type="float" office:value="3">
            <text:p>3</text:p>
          </table:table-cell>
          <table:table-cell office:value-type="string">
            <text:p>Nicolas</text:p>
          </table:table-cell>
          <table:table-cell office:value-type="string">
            <text:p>Lubar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c.alidra</text:p>
          </table:table-cell>
          <table:table-cell office:value-type="string">
            <text:p>qdcuho</text:p>
          </table:table-cell>
          <table:table-cell table:style-name="ce2"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Alidra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sylvain.guiraud</text:p>
          </table:table-cell>
          <table:table-cell office:value-type="string">
            <text:p>xal3t8</text:p>
          </table:table-cell>
          <table:table-cell table:style-name="ce2" office:value-type="float" office:value="5">
            <text:p>5</text:p>
          </table:table-cell>
          <table:table-cell office:value-type="string">
            <text:p>Sylvain</text:p>
          </table:table-cell>
          <table:table-cell office:value-type="string">
            <text:p>Guiraud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m.querry</text:p>
          </table:table-cell>
          <table:table-cell office:value-type="string">
            <text:p>p0dvvi</text:p>
          </table:table-cell>
          <table:table-cell table:style-name="ce2" office:value-type="float" office:value="6">
            <text:p>6</text:p>
          </table:table-cell>
          <table:table-cell office:value-type="string">
            <text:p>Marie-Jose</text:p>
          </table:table-cell>
          <table:table-cell office:value-type="string">
            <text:p>Querry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gparisot</text:p>
          </table:table-cell>
          <table:table-cell office:value-type="string">
            <text:p>n4j9v4</text:p>
          </table:table-cell>
          <table:table-cell table:style-name="ce2" office:value-type="float" office:value="7">
            <text:p>7</text:p>
          </table:table-cell>
          <table:table-cell office:value-type="string">
            <text:p>G</text:p>
          </table:table-cell>
          <table:table-cell office:value-type="string">
            <text:p>Parisot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guillaume.perrin</text:p>
          </table:table-cell>
          <table:table-cell office:value-type="string">
            <text:p>6br4a6</text:p>
          </table:table-cell>
          <table:table-cell table:style-name="ce2" office:value-type="float" office:value="8">
            <text:p>8</text:p>
          </table:table-cell>
          <table:table-cell office:value-type="string">
            <text:p>Guillaume</text:p>
          </table:table-cell>
          <table:table-cell office:value-type="string">
            <text:p>Perrin</text:p>
          </table:table-cell>
          <table:table-cell table:style-name="ce2" office:value-type="string">
            <text:p>M</text:p>
          </table:table-cell>
          <table:table-cell table:style-name="ce3" office:value-type="date" office:date-value="2000-01-01">
            <text:p>01/01/2000</text:p>
          </table:table-cell>
          <table:table-cell table:style-name="ce4"/>
        </table:table-row>
        <table:table-row table:style-name="ro4">
          <table:table-cell office:value-type="string">
            <text:p>bernard.girardet</text:p>
          </table:table-cell>
          <table:table-cell office:value-type="string">
            <text:p>odbq4r</text:p>
          </table:table-cell>
          <table:table-cell table:style-name="ce2" office:value-type="float" office:value="9">
            <text:p>9</text:p>
          </table:table-cell>
          <table:table-cell office:value-type="string">
            <text:p>Bernad</text:p>
          </table:table-cell>
          <table:table-cell office:value-type="string">
            <text:p>Girardet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frederique.petitcolin</text:p>
          </table:table-cell>
          <table:table-cell office:value-type="string">
            <text:p>ma8t6f</text:p>
          </table:table-cell>
          <table:table-cell table:style-name="ce2" office:value-type="float" office:value="10">
            <text:p>10</text:p>
          </table:table-cell>
          <table:table-cell office:value-type="string">
            <text:p>Frederique</text:p>
          </table:table-cell>
          <table:table-cell office:value-type="string">
            <text:p>Petitcolin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i.coulardot</text:p>
          </table:table-cell>
          <table:table-cell office:value-type="string">
            <text:p>2lx8m8</text:p>
          </table:table-cell>
          <table:table-cell table:style-name="ce2" office:value-type="float" office:value="11">
            <text:p>11</text:p>
          </table:table-cell>
          <table:table-cell office:value-type="string">
            <text:p>I</text:p>
          </table:table-cell>
          <table:table-cell office:value-type="string">
            <text:p>Coulardot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bernard.cordier</text:p>
          </table:table-cell>
          <table:table-cell office:value-type="string">
            <text:p>i83xs2</text:p>
          </table:table-cell>
          <table:table-cell table:style-name="ce2" office:value-type="float" office:value="12">
            <text:p>12</text:p>
          </table:table-cell>
          <table:table-cell office:value-type="string">
            <text:p>Bernard</text:p>
          </table:table-cell>
          <table:table-cell office:value-type="string">
            <text:p>Cordier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dbrandt</text:p>
          </table:table-cell>
          <table:table-cell office:value-type="string">
            <text:p>hl4els</text:p>
          </table:table-cell>
          <table:table-cell table:style-name="ce2"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Brandt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didier.delaunois</text:p>
          </table:table-cell>
          <table:table-cell office:value-type="string">
            <text:p>k0ybd3</text:p>
          </table:table-cell>
          <table:table-cell table:style-name="ce2" office:value-type="float" office:value="14">
            <text:p>14</text:p>
          </table:table-cell>
          <table:table-cell office:value-type="string">
            <text:p>Didier</text:p>
          </table:table-cell>
          <table:table-cell office:value-type="string">
            <text:p>Delaunois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jean-pierre.frigo@ac-besancon.fr</text:p>
          </table:table-cell>
          <table:table-cell office:value-type="string">
            <text:p>ieikt6</text:p>
          </table:table-cell>
          <table:table-cell table:style-name="ce2" office:value-type="float" office:value="15">
            <text:p>15</text:p>
          </table:table-cell>
          <table:table-cell office:value-type="string">
            <text:p>Jean-pierre</text:p>
          </table:table-cell>
          <table:table-cell office:value-type="string">
            <text:p>Frigo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Marie-Jose.Carnevali</text:p>
          </table:table-cell>
          <table:table-cell office:value-type="string">
            <text:p>l92kcn</text:p>
          </table:table-cell>
          <table:table-cell table:style-name="ce2" office:value-type="float" office:value="16">
            <text:p>16</text:p>
          </table:table-cell>
          <table:table-cell office:value-type="string">
            <text:p>Marie-Jose</text:p>
          </table:table-cell>
          <table:table-cell office:value-type="string">
            <text:p>Carnevali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nathalie.becoulet1</text:p>
          </table:table-cell>
          <table:table-cell office:value-type="string">
            <text:p>004etk</text:p>
          </table:table-cell>
          <table:table-cell table:style-name="ce2" office:value-type="float" office:value="17">
            <text:p>17</text:p>
          </table:table-cell>
          <table:table-cell office:value-type="string">
            <text:p>Nathalie</text:p>
          </table:table-cell>
          <table:table-cell office:value-type="string">
            <text:p>Becoulet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Philippe.Marlier</text:p>
          </table:table-cell>
          <table:table-cell office:value-type="string">
            <text:p>0t1x92</text:p>
          </table:table-cell>
          <table:table-cell table:style-name="ce2" office:value-type="float" office:value="18">
            <text:p>18</text:p>
          </table:table-cell>
          <table:table-cell office:value-type="string">
            <text:p>Philippe</text:p>
          </table:table-cell>
          <table:table-cell office:value-type="string">
            <text:p>Marlier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dominique.mielle</text:p>
          </table:table-cell>
          <table:table-cell office:value-type="string">
            <text:p>nj1a9o</text:p>
          </table:table-cell>
          <table:table-cell table:style-name="ce2" office:value-type="float" office:value="19">
            <text:p>19</text:p>
          </table:table-cell>
          <table:table-cell office:value-type="string">
            <text:p>Dominique</text:p>
          </table:table-cell>
          <table:table-cell office:value-type="string">
            <text:p>Mielle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jean-marie.baverel</text:p>
          </table:table-cell>
          <table:table-cell office:value-type="string">
            <text:p>jxrsb8</text:p>
          </table:table-cell>
          <table:table-cell table:style-name="ce2" office:value-type="float" office:value="20">
            <text:p>20</text:p>
          </table:table-cell>
          <table:table-cell office:value-type="string">
            <text:p>jean-marie</text:p>
          </table:table-cell>
          <table:table-cell office:value-type="string">
            <text:p>Baverel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alain.mercier</text:p>
          </table:table-cell>
          <table:table-cell office:value-type="string">
            <text:p>7i3ias</text:p>
          </table:table-cell>
          <table:table-cell table:style-name="ce2" office:value-type="float" office:value="21">
            <text:p>21</text:p>
          </table:table-cell>
          <table:table-cell office:value-type="string">
            <text:p>Alain</text:p>
          </table:table-cell>
          <table:table-cell office:value-type="string">
            <text:p>Mercier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eugene.krantz</text:p>
          </table:table-cell>
          <table:table-cell office:value-type="string">
            <text:p>g5ihlo</text:p>
          </table:table-cell>
          <table:table-cell table:style-name="ce2" office:value-type="float" office:value="22">
            <text:p>22</text:p>
          </table:table-cell>
          <table:table-cell office:value-type="string">
            <text:p>Eugene</text:p>
          </table:table-cell>
          <table:table-cell office:value-type="string">
            <text:p>Krantz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Jean-Marc.Milville</text:p>
          </table:table-cell>
          <table:table-cell office:value-type="string">
            <text:p>hd6pi</text:p>
          </table:table-cell>
          <table:table-cell table:style-name="ce2" office:value-type="float" office:value="23">
            <text:p>23</text:p>
          </table:table-cell>
          <table:table-cell office:value-type="string">
            <text:p>Jean-Marc</text:p>
          </table:table-cell>
          <table:table-cell office:value-type="string">
            <text:p>Milville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jean-marie.renault</text:p>
          </table:table-cell>
          <table:table-cell office:value-type="string">
            <text:p>ptr5e7</text:p>
          </table:table-cell>
          <table:table-cell table:style-name="ce2" office:value-type="float" office:value="24">
            <text:p>24</text:p>
          </table:table-cell>
          <table:table-cell office:value-type="string">
            <text:p>Jean-Marie</text:p>
          </table:table-cell>
          <table:table-cell office:value-type="string">
            <text:p>Renault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>
          <table:table-cell office:value-type="string">
            <text:p>eric.fardet</text:p>
          </table:table-cell>
          <table:table-cell office:value-type="string">
            <text:p>trf8Wv</text:p>
          </table:table-cell>
          <table:table-cell table:style-name="ce2" office:value-type="float" office:value="25">
            <text:p>25</text:p>
          </table:table-cell>
          <table:table-cell office:value-type="string">
            <text:p>Eric</text:p>
          </table:table-cell>
          <table:table-cell office:value-type="string">
            <text:p>Fardet</text:p>
          </table:table-cell>
          <table:table-cell/>
          <table:table-cell table:style-name="ce3" office:value-type="date" office:date-value="2000-01-01">
            <text:p>01/01/2000</text:p>
          </table:table-cell>
          <table:table-cell/>
        </table:table-row>
        <table:table-row table:style-name="ro4" table:number-rows-repeated="104854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Fornerot</meta:initial-creator>
    <meta:creation-date>2013-10-10T10:10:20</meta:creation-date>
    <dc:date>2015-01-12T09:32:02</dc:date>
    <dc:creator>Arnaud Fornerot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166" meta:object-count="0"/>
  </office:meta>
</office:document-meta>
</file>